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652e4"/>
    </style:style>
    <style:style style:name="P2" style:family="paragraph" style:parent-style-name="Standard">
      <style:text-properties fo:language="ru" fo:country="RU" officeooo:paragraph-rsid="000652e4"/>
    </style:style>
    <style:style style:name="P3" style:family="paragraph" style:parent-style-name="Standard">
      <style:text-properties officeooo:paragraph-rsid="00078664"/>
    </style:style>
    <style:style style:name="P4" style:family="paragraph" style:parent-style-name="Standard">
      <style:text-properties officeooo:paragraph-rsid="0011a99c"/>
    </style:style>
    <style:style style:name="P5" style:family="paragraph" style:parent-style-name="Standard">
      <style:text-properties officeooo:paragraph-rsid="001851b7"/>
    </style:style>
    <style:style style:name="P6" style:family="paragraph" style:parent-style-name="Standard">
      <style:paragraph-properties fo:background-color="#cfe7f5">
        <style:background-image/>
      </style:paragraph-properties>
    </style:style>
    <style:style style:name="P7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P8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weight="normal" style:font-size-asian="10pt" style:font-weight-asian="normal"/>
    </style:style>
    <style:style style:name="P9" style:family="paragraph" style:parent-style-name="Standard">
      <style:paragraph-properties fo:background-color="#cfe7f5">
        <style:background-image/>
      </style:paragraph-properties>
      <style:text-properties fo:language="en" fo:country="US" officeooo:paragraph-rsid="000ec0b8"/>
    </style:style>
    <style:style style:name="P10" style:family="paragraph" style:parent-style-name="Standard">
      <style:text-properties officeooo:rsid="000652e4" officeooo:paragraph-rsid="000652e4"/>
    </style:style>
    <style:style style:name="P11" style:family="paragraph" style:parent-style-name="Standard" style:list-style-name="L1">
      <style:text-properties officeooo:rsid="000652e4" officeooo:paragraph-rsid="000652e4"/>
    </style:style>
    <style:style style:name="P12" style:family="paragraph" style:parent-style-name="Standard" style:list-style-name="L2">
      <style:text-properties officeooo:rsid="000652e4" officeooo:paragraph-rsid="0011a99c"/>
    </style:style>
    <style:style style:name="P13" style:family="paragraph" style:parent-style-name="Standard">
      <style:text-properties officeooo:rsid="000652e4" officeooo:paragraph-rsid="0011a99c"/>
    </style:style>
    <style:style style:name="P14" style:family="paragraph" style:parent-style-name="Standard" style:list-style-name="L2">
      <style:text-properties officeooo:paragraph-rsid="0011a99c"/>
    </style:style>
    <style:style style:name="P15" style:family="paragraph" style:parent-style-name="Standard" style:list-style-name="L2">
      <style:text-properties officeooo:paragraph-rsid="00158ae8"/>
    </style:style>
    <style:style style:name="P16" style:family="paragraph" style:parent-style-name="Standard">
      <style:text-properties officeooo:paragraph-rsid="000652e4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18" style:family="paragraph" style:parent-style-name="Standard" style:list-style-name="L1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19" style:family="paragraph" style:parent-style-name="Standard">
      <style:paragraph-properties fo:background-color="#cfe7f5">
        <style:background-image/>
      </style:paragraph-properties>
      <style:text-properties fo:language="en" fo:country="US" officeooo:rsid="000ec0b8" officeooo:paragraph-rsid="000ec0b8"/>
    </style:style>
    <style:style style:name="P20" style:family="paragraph" style:parent-style-name="Heading_20_1">
      <style:paragraph-properties fo:text-align="center" style:justify-single-word="false"/>
      <style:text-properties officeooo:rsid="000652e4"/>
    </style:style>
    <style:style style:name="P21" style:family="paragraph" style:parent-style-name="Heading_20_1" style:list-style-name="">
      <style:paragraph-properties fo:text-align="center" style:justify-single-word="false"/>
      <style:text-properties officeooo:rsid="000652e4"/>
    </style:style>
    <style:style style:name="P22" style:family="paragraph" style:parent-style-name="Heading_20_1">
      <style:paragraph-properties fo:text-align="center" style:justify-single-word="false"/>
      <style:text-properties officeooo:rsid="001851b7"/>
    </style:style>
    <style:style style:name="P23" style:family="paragraph" style:parent-style-name="Heading_20_1" style:master-page-name="Standard">
      <style:paragraph-properties fo:text-align="center" style:justify-single-word="false" style:page-number="auto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0652e4"/>
    </style:style>
    <style:style style:name="P26" style:family="paragraph" style:parent-style-name="Code">
      <style:paragraph-properties fo:background-color="#cfe7f5">
        <style:background-image/>
      </style:paragraph-properties>
      <style:text-properties officeooo:rsid="000652e4"/>
    </style:style>
    <style:style style:name="P27" style:family="paragraph" style:parent-style-name="Code">
      <style:text-properties officeooo:rsid="000652e4"/>
    </style:style>
    <style:style style:name="P28" style:family="paragraph" style:parent-style-name="Code">
      <style:paragraph-properties fo:background-color="transparent">
        <style:background-image/>
      </style:paragraph-properties>
      <style:text-properties officeooo:rsid="000652e4"/>
    </style:style>
    <style:style style:name="T1" style:family="text">
      <style:text-properties officeooo:rsid="000652e4"/>
    </style:style>
    <style:style style:name="T2" style:family="text">
      <style:text-properties fo:language="en" fo:country="US" officeooo:rsid="000652e4"/>
    </style:style>
    <style:style style:name="T3" style:family="text">
      <style:text-properties fo:language="en" fo:country="US" officeooo:rsid="00078664"/>
    </style:style>
    <style:style style:name="T4" style:family="text">
      <style:text-properties fo:language="en" fo:country="US" officeooo:rsid="000d5d46"/>
    </style:style>
    <style:style style:name="T5" style:family="text">
      <style:text-properties fo:language="en" fo:country="US" officeooo:rsid="0011a99c"/>
    </style:style>
    <style:style style:name="T6" style:family="text">
      <style:text-properties fo:language="en" fo:country="US" officeooo:rsid="0014087d"/>
    </style:style>
    <style:style style:name="T7" style:family="text">
      <style:text-properties fo:language="en" fo:country="US" officeooo:rsid="00158ae8"/>
    </style:style>
    <style:style style:name="T8" style:family="text">
      <style:text-properties fo:language="en" fo:country="US" officeooo:rsid="00181b27"/>
    </style:style>
    <style:style style:name="T9" style:family="text">
      <style:text-properties fo:language="en" fo:country="US" officeooo:rsid="001851b7"/>
    </style:style>
    <style:style style:name="T10" style:family="text">
      <style:text-properties fo:language="ru" fo:country="RU" officeooo:rsid="000652e4"/>
    </style:style>
    <style:style style:name="T11" style:family="text">
      <style:text-properties fo:language="ru" fo:country="RU" officeooo:rsid="0013b14b"/>
    </style:style>
    <style:style style:name="T12" style:family="text">
      <style:text-properties fo:language="ru" fo:country="RU" officeooo:rsid="001851b7"/>
    </style:style>
    <style:style style:name="T13" style:family="text">
      <style:text-properties officeooo:rsid="00078664"/>
    </style:style>
    <style:style style:name="T14" style:family="text">
      <style:text-properties style:font-name="Consolas1" fo:font-size="10pt" fo:language="en" fo:country="US" fo:font-weight="bold" officeooo:rsid="000652e4" style:font-size-asian="10pt" style:font-weight-asian="bold"/>
    </style:style>
    <style:style style:name="T15" style:family="text">
      <style:text-properties style:font-name="Consolas1" fo:font-size="10pt" fo:language="en" fo:country="US" fo:font-weight="normal" style:font-size-asian="10pt" style:font-weight-asian="normal"/>
    </style:style>
    <style:style style:name="T16" style:family="text">
      <style:text-properties style:font-name="Consolas1" fo:font-size="10pt" fo:font-weight="bold" officeooo:rsid="000ec0b8" style:font-size-asian="10pt" style:font-weight-asian="bold"/>
    </style:style>
    <style:style style:name="T17" style:family="text">
      <style:text-properties style:font-name="Consolas1" fo:font-size="10pt" fo:font-weight="normal" style:font-size-asian="10pt" style:font-weight-asian="normal"/>
    </style:style>
    <style:style style:name="T18" style:family="text">
      <style:text-properties style:font-name="Courier New" fo:font-size="10pt" fo:language="en" fo:country="US" fo:font-weight="normal" style:font-size-asian="10pt" style:font-weight-asian="normal"/>
    </style:style>
    <style:style style:name="T19" style:family="text">
      <style:text-properties style:font-name="Courier New" fo:font-size="10pt" fo:language="en" fo:country="US" fo:font-weight="bold" style:font-size-asian="10pt" style:font-weight-asian="bold"/>
    </style:style>
    <style:style style:name="T20" style:family="text">
      <style:text-properties style:font-name="Courier New" fo:font-size="10pt" fo:font-weight="normal" style:font-size-asian="10pt" style:font-weight-asian="normal"/>
    </style:style>
    <style:style style:name="T21" style:family="text">
      <style:text-properties style:font-name="Courier New" fo:font-size="10pt" fo:font-weight="bold" style:font-size-asian="10pt" style:font-weight-asian="bold"/>
    </style:style>
    <style:style style:name="T22" style:family="text">
      <style:text-properties fo:color="#800000" style:font-name="Courier New" fo:font-size="10pt" fo:language="en" fo:country="US" fo:font-weight="bold" style:font-size-asian="10pt" style:font-weight-asian="bold"/>
    </style:style>
    <style:style style:name="T23" style:family="text">
      <style:text-properties fo:color="#800000" style:font-name="Courier New" fo:font-size="10pt" fo:language="en" fo:country="US" fo:font-style="normal" fo:font-weight="bold" style:font-size-asian="10pt" style:font-style-asian="normal" style:font-weight-asian="bold"/>
    </style:style>
    <style:style style:name="T24" style:family="text">
      <style:text-properties fo:color="#800000" style:font-name="Courier New" fo:font-size="10pt" fo:font-weight="bold" style:font-size-asian="10pt" style:font-weight-asian="bold"/>
    </style:style>
    <style:style style:name="T25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26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27" style:family="text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T28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/>
    </style:style>
    <style:style style:name="T29" style:family="text">
      <style:text-properties fo:color="#000000" style:font-name="Consolas1" fo:font-size="10pt" fo:language="en" fo:country="US" fo:font-weight="normal" style:font-size-asian="10pt" style:font-weight-asian="normal"/>
    </style:style>
    <style:style style:name="T30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T31" style:family="text">
      <style:text-properties fo:color="#000080" style:font-name="Courier New" fo:font-size="10pt" fo:language="en" fo:country="US" fo:font-weight="bold" style:font-size-asian="10pt" style:font-weight-asian="bold"/>
    </style:style>
    <style:style style:name="T32" style:family="text">
      <style:text-properties fo:color="#000080" style:font-name="Courier New" fo:font-size="10pt" fo:language="en" fo:country="US" fo:font-style="normal" fo:font-weight="bold" style:font-size-asian="10pt" style:font-style-asian="normal" style:font-weight-asian="bold"/>
    </style:style>
    <style:style style:name="T33" style:family="text">
      <style:text-properties fo:color="#808080" style:font-name="Courier New" fo:font-size="10pt" fo:language="en" fo:country="US" fo:font-style="italic" fo:font-weight="normal" style:font-size-asian="10pt" style:font-style-asian="italic" style:font-weight-asian="normal"/>
    </style:style>
    <style:style style:name="T34" style:family="text">
      <style:text-properties fo:color="#0000ff" style:font-name="Courier New" fo:font-size="10pt" fo:language="en" fo:country="US" fo:font-style="normal" fo:font-weight="normal" style:font-size-asian="10pt" style:font-style-asian="normal" style:font-weight-asian="normal"/>
    </style:style>
    <style:style style:name="T35" style:family="text">
      <style:text-properties fo:color="#0000ff" style:font-name="Courier New" fo:font-size="10pt" fo:language="en" fo:country="US" fo:font-weight="normal" style:font-size-asian="10pt" style:font-weight-asian="normal"/>
    </style:style>
    <style:style style:name="T36" style:family="text">
      <style:text-properties fo:color="#008080" style:font-name="Courier New" fo:font-size="10pt" fo:language="en" fo:country="US" fo:font-style="normal" fo:font-weight="normal" style:font-size-asian="10pt" style:font-style-asian="normal" style:font-weight-asian="normal"/>
    </style:style>
    <style:style style:name="T37" style:family="text">
      <style:text-properties fo:color="#008080" style:font-name="Courier New" fo:font-size="10pt" fo:language="en" fo:country="US" fo:font-weight="normal" style:font-size-asian="10pt" style:font-weight-asian="normal"/>
    </style:style>
    <style:style style:name="T38" style:family="text">
      <style:text-properties officeooo:rsid="001540eb"/>
    </style:style>
    <style:style style:name="T39" style:family="text">
      <style:text-properties officeooo:rsid="001851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3">Пишем </text:span><text:span text:style-name="T2">Python-плагин </text:span><text:span text:style-name="T10">к </text:span><text:span text:style-name="T2">SynWrite</text:span></text:h>
      <text:p text:style-name="P1"><text:span text:style-name="T1"/></text:p>
      <text:p text:style-name="P1"><text:span text:style-name="T1">В этой статье описано, как написать Python-плагин к редактору </text:span><text:span text:style-name="T2">SynWrite.</text:span></text:p>
      <text:p text:style-name="P2"><text:span text:style-name="T1">Кстати, смотрите русское </text:span><text:a xlink:type="simple" xlink:href="http://habrahabr.ru/post/176553/"><text:span text:style-name="T1">введение в </text:span></text:a><text:a xlink:type="simple" xlink:href="http://habrahabr.ru/post/176553/"><text:span text:style-name="T2">SynWrite</text:span></text:a><text:span text:style-name="T2"> </text:span><text:span text:style-name="T1">на Хабре</text:span><text:span text:style-name="T2">.</text:span></text:p>
      <text:p text:style-name="P10"/>
      <text:h text:style-name="P20" text:outline-level="1">Введение</text:h>
      <text:p text:style-name="P10"/>
      <text:p text:style-name="P1"><text:span text:style-name="T1">SynWrite имеет Питон-API, но не аналогичное S</text:span><text:span text:style-name="T3">ublime Text (ST)</text:span><text:span text:style-name="T1">. Когда я открыл документ по ST API, мне он показался запутанным </text:span><text:span text:style-name="T13">(точнее, непонятным)</text:span><text:span text:style-name="T1">. Потому что API не плоское, потому что всякие классы: один View, второй Edit, третий </text:span><text:span text:style-name="T3">Region,</text:span><text:span text:style-name="T1"> еще что-то… Как вот мне - просто прочитать текст из редактора, какой метод какого класса вызвать, и как… Разобраться как-то можно, но </text:span><text:span text:style-name="T13">не особо хочется</text:span><text:span text:style-name="T1">. И было решено сделать API "плоским". То есть, без классов. </text:span></text:p>
      <text:p text:style-name="P10"/>
      <text:p text:style-name="P3"><text:span text:style-name="T1">Весь набор функций перечислен в </text:span><text:a xlink:type="simple" xlink:href="https://sourceforge.net/p/synwrite/wiki/Home/"><text:span text:style-name="T1">SW Wiki</text:span></text:a><text:span text:style-name="T13">.</text:span></text:p>
      <text:p text:style-name="P10"/>
      <text:p text:style-name="P10">Пример - чтобы прочитать позицию каретки, вызываем </text:p>
      <text:p text:style-name="P26">x, y = ed_get_caret_xy()</text:p>
      <text:p text:style-name="P27"/>
      <text:p text:style-name="P10">А чтобы прочитать строку в этой позиции, вызываем</text:p>
      <text:p text:style-name="P26">s = ed_get_text_line(y)</text:p>
      <text:p text:style-name="P27"/>
      <text:p text:style-name="P10">В общем, API как бы простое, проще. Оно не позволит работать плагину в двух окошках редактора сразу, параллельно, но это пока и не нужно. Работает плагин в текущей вкладке, и ок.</text:p>
      <text:p text:style-name="P10"/>
      <text:p text:style-name="P10"/>
      <text:h text:style-name="P21" text:outline-level="1"/>
      <text:h text:style-name="P24" text:outline-level="1"><text:span text:style-name="T1">Пример </text:span><text:span text:style-name="T4">1 </text:span><text:span text:style-name="T1">- Диалог “Перейти к строке”</text:span></text:h>
      <text:p text:style-name="P10"/>
      <text:p text:style-name="P10">Создадим простенький однострочный диалог “Перейти к строке с номером”. Пользы мало, но его можно и усложнить до “Перейти к абзацу с номером” или “Перейти к функции с именем”. В редакторе вызываем диалог “Tools - New plugin”, вводим новое имя Питон-модуля my_goto. Появляется заготовка класса Command, куда вбиваем в метод run:</text:p>
      <text:p text:style-name="P10"/>
      <text:p text:style-name="P6"><text:span text:style-name="T14">from</text:span><text:span text:style-name="T15"> </text:span><text:span text:style-name="T18">sw</text:span><text:span text:style-name="T15"> </text:span><text:span text:style-name="T19">import</text:span><text:span text:style-name="T15"> </text:span><text:span text:style-name="T22">*</text:span></text:p>
      <text:p text:style-name="P6"><text:span text:style-name="T25">from</text:span><text:span text:style-name="T29"> </text:span><text:span text:style-name="T26">sw_util</text:span><text:span text:style-name="T29"> </text:span><text:span text:style-name="T25">import</text:span><text:span text:style-name="T29"> </text:span><text:span text:style-name="T22">*</text:span></text:p>
      <text:p text:style-name="P6"><text:span text:style-name="T26">offset</text:span><text:span text:style-name="T29"> </text:span><text:span text:style-name="T22">=</text:span><text:span text:style-name="T29"> </text:span><text:span text:style-name="T31">2</text:span><text:span text:style-name="T29"> </text:span><text:span text:style-name="T33"># offset N lines from top editor edge</text:span></text:p>
      <text:p text:style-name="P7"/>
      <text:p text:style-name="P6"><text:span text:style-name="T27">class</text:span><text:span text:style-name="T30"> </text:span><text:span text:style-name="T28">Command</text:span><text:span text:style-name="T23">:</text:span></text:p>
      <text:p text:style-name="P6"><text:span text:style-name="T27"><text:s text:c="4"/>def</text:span><text:span text:style-name="T30"> </text:span><text:span text:style-name="T28">run</text:span><text:span text:style-name="T23">(</text:span><text:span text:style-name="T34">self</text:span><text:span text:style-name="T23">):</text:span></text:p>
      <text:p text:style-name="P6"><text:span text:style-name="T28"><text:s text:c="8"/>n</text:span><text:span text:style-name="T30"> </text:span><text:span text:style-name="T23">=</text:span><text:span text:style-name="T30"> </text:span><text:span text:style-name="T28">ed_get_caret_xy</text:span><text:span text:style-name="T23">()[</text:span><text:span text:style-name="T32">1</text:span><text:span text:style-name="T23">]</text:span><text:span text:style-name="T30"> </text:span><text:span text:style-name="T23">+</text:span><text:span text:style-name="T30"> </text:span><text:span text:style-name="T32">1</text:span></text:p>
      <text:p text:style-name="P6"><text:span text:style-name="T28"><text:s text:c="8"/>s</text:span><text:span text:style-name="T30"> </text:span><text:span text:style-name="T23">=</text:span><text:span text:style-name="T30"> </text:span><text:span text:style-name="T28">dlg_input</text:span><text:span text:style-name="T23">(</text:span><text:span text:style-name="T36">'Go to line number:'</text:span><text:span text:style-name="T23">,</text:span><text:span text:style-name="T30"> </text:span><text:span text:style-name="T34">str</text:span><text:span text:style-name="T23">(</text:span><text:span text:style-name="T28">n</text:span><text:span text:style-name="T23">),</text:span><text:span text:style-name="T30"> </text:span><text:span text:style-name="T36">''</text:span><text:span text:style-name="T23">,</text:span><text:span text:style-name="T30"> </text:span><text:span text:style-name="T36">''</text:span><text:span text:style-name="T23">)</text:span></text:p>
      <text:p text:style-name="P6"><text:span text:style-name="T27"><text:s text:c="8"/>if</text:span><text:span text:style-name="T30"> </text:span><text:span text:style-name="T28">s</text:span><text:span text:style-name="T30"> </text:span><text:span text:style-name="T27">is</text:span><text:span text:style-name="T30"> </text:span><text:span text:style-name="T27">not</text:span><text:span text:style-name="T30"> </text:span><text:span text:style-name="T34">None</text:span><text:span text:style-name="T23">:</text:span></text:p>
      <text:p text:style-name="P6"><text:span text:style-name="T27"><text:s text:c="12"/>if</text:span><text:span text:style-name="T30"> </text:span><text:span text:style-name="T27">not</text:span><text:span text:style-name="T30"> </text:span><text:span text:style-name="T28">s</text:span><text:span text:style-name="T23">.</text:span><text:span text:style-name="T28">isdigit</text:span><text:span text:style-name="T23">():</text:span></text:p>
      <text:p text:style-name="P6"><text:span text:style-name="T28"><text:s text:c="16"/>msg_status</text:span><text:span text:style-name="T23">(</text:span><text:span text:style-name="T36">'Not a number: '</text:span><text:span text:style-name="T30"> </text:span><text:span text:style-name="T23">+</text:span><text:span text:style-name="T30"> </text:span><text:span text:style-name="T28">s</text:span><text:span text:style-name="T23">)</text:span></text:p>
      <text:p text:style-name="P6"><text:span text:style-name="T27"><text:s text:c="12"/>else</text:span><text:span text:style-name="T23">:</text:span></text:p>
      <text:p text:style-name="P6"><text:span text:style-name="T28"><text:s text:c="16"/>n</text:span><text:span text:style-name="T30"> </text:span><text:span text:style-name="T23">=</text:span><text:span text:style-name="T30"> </text:span><text:span text:style-name="T34">int</text:span><text:span text:style-name="T23">(</text:span><text:span text:style-name="T28">s</text:span><text:span text:style-name="T23">)</text:span><text:span text:style-name="T30"> </text:span><text:span text:style-name="T23">-</text:span><text:span text:style-name="T30"> </text:span><text:span text:style-name="T32">1</text:span></text:p>
      <text:p text:style-name="P6"><text:span text:style-name="T28"><text:s text:c="16"/>ed_set_top</text:span><text:span text:style-name="T23">(</text:span><text:span text:style-name="T28">n</text:span><text:span text:style-name="T30"> </text:span><text:span text:style-name="T23">-</text:span><text:span text:style-name="T30"> </text:span><text:span text:style-name="T28">offset</text:span><text:span text:style-name="T23">)</text:span></text:p>
      <text:p text:style-name="P6"><text:span text:style-name="T28"><text:s text:c="16"/>ed_set_caret_xy</text:span><text:span text:style-name="T23">(</text:span><text:span text:style-name="T32">0</text:span><text:span text:style-name="T23">,</text:span><text:span text:style-name="T30"> </text:span><text:span text:style-name="T28">n</text:span><text:span text:style-name="T23">)</text:span></text:p>
      <text:p text:style-name="P6"><text:span text:style-name="T28"><text:s text:c="16"/>msg_status</text:span><text:span text:style-name="T23">(</text:span><text:span text:style-name="T36">'Gone to line '</text:span><text:span text:style-name="T30"> </text:span><text:span text:style-name="T23">+</text:span><text:span text:style-name="T30"> </text:span><text:span text:style-name="T28">s</text:span><text:span text:style-name="T23">)</text:span></text:p>
      <text:p text:style-name="P28"/>
      <text:p text:style-name="P17">Тут все просто:</text:p>
      <text:list xml:id="list9207409890904702833" text:style-name="L1">
        <text:list-item>
          <text:p text:style-name="P18">прочитали позицию каретки (ed_get_caret_xy)</text:p>
        </text:list-item>
        <text:list-item>
          <text:p text:style-name="P11">вывели диалог запроса позиции (dlg_input)</text:p>
        </text:list-item>
        <text:list-item>
          <text:p text:style-name="P11">потом установили новую позицию (ed_set_caret_xy) с отступом от края редактора (ed_set_top скроллит окно)</text:p>
        </text:list-item>
        <text:list-item>
          <text:p text:style-name="P11">вывели что-то в статус-строку (msg_status)</text:p>
          <text:p text:style-name="P11"/>
        </text:list-item>
      </text:list>
      <text:p text:style-name="P10">Чтобы вызвать плагин, просто вызываем уже готовый пункт меню “Tools - Plugins - SynMyGoto”. Можно и переименовать этот пункт меню, и хоткей задать. (Это делается по команде “Options - Advanced - Edit file SynPlugins.ini”.)</text:p>
      <text:p text:style-name="P10"/>
      <text:p text:style-name="P10"/>
      <text:p text:style-name="P10"/>
      <text:h text:style-name="P25" text:outline-level="1">Пример 2 - Несколько команд в одном плагине</text:h>
      <text:p text:style-name="P10"/>
      <text:p text:style-name="P10">Пример плагина с парой-тройкой команд, и к тому же с памятью. Плагин, по одной команде копирующий выделение в свою память, по другой - вставляющий из памяти в позицию каретки.</text:p>
      <text:p text:style-name="P10"/>
      <text:p text:style-name="P10">Делаем такую же заготовку плагина (“Tools - New plugin”, имя модуля my_copy), и делаем в классе Command два новых метода вместо run - run_copy и run_paste (вообще, имена методов - любые, потом под них подстроим SynPlugins.ini). Вот код:</text:p>
      <text:p text:style-name="P10"/>
      <text:p text:style-name="P9"><text:span text:style-name="T16">from</text:span><text:span text:style-name="T17"> </text:span><text:span text:style-name="T20">sw</text:span><text:span text:style-name="T17"> </text:span><text:span text:style-name="T21">import</text:span><text:span text:style-name="T17"> </text:span><text:span text:style-name="T24">*</text:span></text:p>
      <text:p text:style-name="P6"><text:span text:style-name="T25">from</text:span><text:span text:style-name="T29"> </text:span><text:span text:style-name="T26">sw_util</text:span><text:span text:style-name="T29"> </text:span><text:span text:style-name="T25">import</text:span><text:span text:style-name="T29"> </text:span><text:span text:style-name="T22">*</text:span></text:p>
      <text:p text:style-name="P8"/>
      <text:p text:style-name="P6"><text:span text:style-name="T25">class</text:span><text:span text:style-name="T29"> </text:span><text:span text:style-name="T26">Command</text:span><text:span text:style-name="T22">:</text:span></text:p>
      <text:p text:style-name="P6"><text:span text:style-name="T26"><text:s text:c="4"/>data</text:span><text:span text:style-name="T29"> </text:span><text:span text:style-name="T22">=</text:span><text:span text:style-name="T29"> </text:span><text:span text:style-name="T37">''</text:span></text:p>
      <text:p text:style-name="P6"><text:span text:style-name="T25"><text:s text:c="4"/>def</text:span><text:span text:style-name="T29"> </text:span><text:span text:style-name="T26">run_copy</text:span><text:span text:style-name="T22">(</text:span><text:span text:style-name="T35">self</text:span><text:span text:style-name="T22">):</text:span></text:p>
      <text:p text:style-name="P6"><text:span text:style-name="T26"><text:s text:c="8"/>nstart</text:span><text:span text:style-name="T22">,</text:span><text:span text:style-name="T29"> </text:span><text:span text:style-name="T26">nlen</text:span><text:span text:style-name="T29"> </text:span><text:span text:style-name="T22">=</text:span><text:span text:style-name="T29"> </text:span><text:span text:style-name="T26">ed_get_sel</text:span><text:span text:style-name="T22">()</text:span></text:p>
      <text:p text:style-name="P6"><text:span text:style-name="T25"><text:s text:c="8"/>if</text:span><text:span text:style-name="T29"> </text:span><text:span text:style-name="T26">nlen</text:span><text:span text:style-name="T29"> </text:span><text:span text:style-name="T22">&gt;</text:span><text:span text:style-name="T29"> </text:span><text:span text:style-name="T31">0</text:span><text:span text:style-name="T22">:</text:span></text:p>
      <text:p text:style-name="P6"><text:span text:style-name="T35"><text:s text:c="12"/>self</text:span><text:span text:style-name="T22">.</text:span><text:span text:style-name="T26">data</text:span><text:span text:style-name="T29"> </text:span><text:span text:style-name="T22">=</text:span><text:span text:style-name="T29"> </text:span><text:span text:style-name="T26">ed_get_text_sel</text:span><text:span text:style-name="T22">()</text:span></text:p>
      <text:p text:style-name="P6"><text:span text:style-name="T26"><text:s text:c="12"/>msg_status</text:span><text:span text:style-name="T22">(</text:span><text:span text:style-name="T37">'String copied to buffer'</text:span><text:span text:style-name="T22">)</text:span></text:p>
      <text:p text:style-name="P6"><text:span text:style-name="T25"><text:s text:c="8"/>else</text:span><text:span text:style-name="T22">:</text:span></text:p>
      <text:p text:style-name="P6"><text:span text:style-name="T26"><text:s text:c="12"/>msg_status</text:span><text:span text:style-name="T22">(</text:span><text:span text:style-name="T37">'No selection made'</text:span><text:span text:style-name="T22">)</text:span></text:p>
      <text:p text:style-name="P8"/>
      <text:p text:style-name="P6"><text:span text:style-name="T25"><text:s text:c="4"/>def</text:span><text:span text:style-name="T29"> </text:span><text:span text:style-name="T26">run_paste</text:span><text:span text:style-name="T22">(</text:span><text:span text:style-name="T35">self</text:span><text:span text:style-name="T22">):</text:span></text:p>
      <text:p text:style-name="P6"><text:span text:style-name="T25"><text:s text:c="8"/>if</text:span><text:span text:style-name="T29"> </text:span><text:span text:style-name="T35">self</text:span><text:span text:style-name="T22">.</text:span><text:span text:style-name="T26">data</text:span><text:span text:style-name="T22">:</text:span></text:p>
      <text:p text:style-name="P6"><text:span text:style-name="T26"><text:s text:c="12"/>ed_insert</text:span><text:span text:style-name="T22">(</text:span><text:span text:style-name="T35">self</text:span><text:span text:style-name="T22">.</text:span><text:span text:style-name="T26">data</text:span><text:span text:style-name="T22">)</text:span></text:p>
      <text:p text:style-name="P6"><text:span text:style-name="T26"><text:s text:c="12"/>msg_status</text:span><text:span text:style-name="T22">(</text:span><text:span text:style-name="T37">'String pasted from buffer'</text:span><text:span text:style-name="T22">)</text:span></text:p>
      <text:p text:style-name="P6"><text:span text:style-name="T25"><text:s text:c="8"/>else</text:span><text:span text:style-name="T22">:</text:span></text:p>
      <text:p text:style-name="P6"><text:span text:style-name="T26"><text:s text:c="12"/>msg_status</text:span><text:span text:style-name="T22">(</text:span><text:span text:style-name="T37">'No data in buffer'</text:span><text:span text:style-name="T22">)</text:span></text:p>
      <text:p text:style-name="P19"/>
      <text:p text:style-name="P10"/>
      <text:p text:style-name="P10">Т.к. тут уже ручное задание имен методов, правим под них ini: “Options - Advanced - Edit file SynPlugins.ini” - находим секцию [Commands] и пишем в нее наши два пункта меню:</text:p>
      <text:p text:style-name="P10"/>
      <text:p text:style-name="P26">[Commands]</text:p>
      <text:p text:style-name="P26">MyCopy\Copy to buffer=py:syn_my_copy;run_copy;;Alt+C;</text:p>
      <text:p text:style-name="P26">MyCopy\Paste from buffer=py:syn_my_copy;run_paste;;Alt+V;</text:p>
      <text:p text:style-name="P10"/>
      <text:p text:style-name="P4"><text:span text:style-name="T11">То есть, у</text:span><text:span text:style-name="T1">казали</text:span><text:span text:style-name="T5">:</text:span></text:p>
      <text:list xml:id="list5360446441101015739" text:style-name="L2">
        <text:list-item>
          <text:p text:style-name="P14"><text:span text:style-name="T1">имена методов run_</text:span><text:span text:style-name="T6">nnnnn;</text:span></text:p>
        </text:list-item>
        <text:list-item>
          <text:p text:style-name="P12">хоткеи Alt+C, Alt+V;</text:p>
        </text:list-item>
        <text:list-item>
          <text:p text:style-name="P14"><text:span text:style-name="T1">названия пунктов меню внутри подменю “MyCopy”</text:span><text:span text:style-name="T38">;</text:span></text:p>
        </text:list-item>
        <text:list-item>
          <text:p text:style-name="P15"><text:span text:style-name="T1">между точками-с-запятой “;;” - место для списка лексеров для плагина (пример: “C,</text:span><text:span text:style-name="T7">Pascal</text:span><text:span text:style-name="T1">” - значит пункт меню будет виден лишь для лексеров С и </text:span><text:span text:style-name="T7">Pascal</text:span><text:span text:style-name="T1">).</text:span></text:p>
        </text:list-item>
      </text:list>
      <text:p text:style-name="P13"/>
      <text:p text:style-name="P13">Оставили строки "syn_my_copy", которые есть имя папки плагина внутри папки "Py".</text:p>
      <text:p text:style-name="P13"/>
      <text:p text:style-name="P10">Перезапускаем SW. Появится новое подменю “Tools - Plugins - MyCopy”, и плагин должен работать.</text:p>
      <text:p text:style-name="P10"/>
      <text:p text:style-name="P10"/>
      <text:h text:style-name="P25" text:outline-level="1">Отладка плагина</text:h>
      <text:p text:style-name="P10"/>
      <text:p text:style-name="P1"><text:span text:style-name="T1">Чтобы потестировать </text:span><text:span text:style-name="T8">Python </text:span><text:span text:style-name="T1">API, вызываем консоль - Ctrl+тильда - и там даже без предваряющего</text:span></text:p>
      <text:p text:style-name="P26">from sw import *</text:p>
      <text:p text:style-name="P10"/>
      <text:p text:style-name="P10">вводим в нижней строчке любые команды. Например:</text:p>
      <text:p text:style-name="P26">print(ed_get_caret_xy())</text:p>
      <text:p text:style-name="P10"/>
      <text:p text:style-name="P10">Если в работе Питон-плагина - сбой, то вы услышите сигнал, и ошибка Питона выведется в ту же консоль. Например, при неверном имени “ed_set_topline” увидите:</text:p>
      <text:p text:style-name="P10"/>
      <text:p text:style-name="P26">Traceback (most recent call last):</text:p>
      <text:p text:style-name="P26"><text:s text:c="2"/>...</text:p>
      <text:p text:style-name="P26"><text:s text:c="2"/>File "...\__init__.py", line 15, in run</text:p>
      <text:p text:style-name="P26"><text:s text:c="4"/>ed_set_topline(n - offset)</text:p>
      <text:p text:style-name="P26">NameError: global name 'ed_set_topline' is not defined</text:p>
      <text:p text:style-name="P26"/>
      <text:p text:style-name="P10"/>
      <text:p text:style-name="P10"/>
      <text:h text:style-name="P25" text:outline-level="1">Плагины с диалогами</text:h>
      <text:p text:style-name="P10"/>
      <text:p text:style-name="P5"><text:span text:style-name="T1">Можно, теоретически, создавать плагины со своими диалогами. Для этого нужно использовать стандартный набор </text:span><text:a xlink:type="simple" xlink:href="http://habrahabr.ru/post/133337/"><text:span text:style-name="T1">Tkinter</text:span></text:a><text:span text:style-name="T1">.</text:span></text:p>
      <text:p text:style-name="P5"><text:span text:style-name="T1">Только пользователю надо дать предупреждение, чтобы сначала установил в SynWrite </text:span><text:a xlink:type="simple" xlink:href="https://sourceforge.net/projects/synwrite/files/Addons/Tkinter/"><text:span text:style-name="T1">этот аддон</text:span></text:a><text:span text:style-name="T1"> </text:span><text:span text:style-name="T9">(</text:span><text:span text:style-name="T12">он лежит на сайте проекта в </text:span><text:span text:style-name="T9">sf.net)</text:span><text:span text:style-name="T1">.</text:span></text:p>
      <text:p text:style-name="P10">То есть, надо просто открыть архив аддона в SynWrite и подтвердить его установку.</text:p>
      <text:p text:style-name="P10"/>
      <text:h text:style-name="P22" text:outline-level="1">Заключение</text:h>
      <text:p text:style-name="P10"/>
      <text:p text:style-name="P1"><text:span text:style-name="T12">П</text:span><text:span text:style-name="T1">ока вс</text:span><text:span text:style-name="T39">ё</text:span><text:span text:style-name="T1">.</text:span></text:p>
      <text:p text:style-name="P1"><text:span text:style-name="T1">Событийных плагинов, то есть тех, что вызываются самим редактором при некоем событии, пока </text:span><text:span text:style-name="T39">что в редакторе</text:span><text:span text:style-name="T1"> нет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nsolas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23:17:32.59</meta:creation-date>
    <meta:generator>LibreOffice/4.0.4.2$Windows_x86 LibreOffice_project/9e9821abd0ffdbc09cd8c52eaa574fa09eb08f2</meta:generator>
    <dc:date>2013-12-29T23:42:52.17</dc:date>
    <meta:editing-duration>PT20M49S</meta:editing-duration>
    <meta:editing-cycles>21</meta:editing-cycles>
    <meta:document-statistic meta:table-count="0" meta:image-count="0" meta:object-count="0" meta:page-count="5" meta:paragraph-count="84" meta:word-count="720" meta:character-count="4943" meta:non-whitespace-character-count="4049"/>
  </office:meta>
</office:document-meta>
</file>